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style:font-size-asian="12pt" style:font-size-complex="12pt"/>
    </style:style>
    <style:style style:name="P4" style:family="paragraph" style:parent-style-name="Standard" style:master-page-name="Standard">
      <style:paragraph-properties fo:text-align="center" style:justify-single-word="false" style:page-number="auto"/>
      <style:text-properties fo:font-size="16pt" style:text-underline-style="solid" style:text-underline-width="auto" style:text-underline-color="font-color" fo:font-weight="bold" style:font-size-asian="16pt" style:font-weight-asian="bold" style:font-size-complex="16pt"/>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GB" style:font-size-asian="12pt" style:font-size-complex="12pt"/>
    </style:style>
    <style:style style:name="T3" style:family="text">
      <style:text-properties fo:font-size="12pt" fo:language="de" fo:country="D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orian Vogt</text:p>
      <text:p text:style-name="P2">Beruf</text:p>
      <text:p text:style-name="P8">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2"/>
      <text:p text:style-name="P2">Freizeit</text:p>
      <text:p text:style-name="Standard"><text:span text:style-name="T1">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span></text:p>
      <text:p text:style-name="P2"/>
      <text:p text:style-name="P2">Spielverhalten</text:p>
      <text:p text:style-name="P8">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 </text:p>
      <text:p text:style-name="P2"/>
      <text:p text:style-name="P2">Programmnutzung</text:p>
      <text:p text:style-name="P3">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3"/>
      <text:p text:style-name="P3"/>
      <text:p text:style-name="P3"><text:soft-page-break/></text:p>
      <text:p text:style-name="P3"/>
      <text:p text:style-name="P6">Thomas Burg</text:p>
      <text:p text:style-name="P2">Beruf</text:p>
      <text:p text:style-name="P8">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2"/>
      <text:p text:style-name="P2">Freizeit</text:p>
      <text:p text:style-name="P1"><text:span text:style-name="T1">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text:span text:style-name="T2">&amp; </text:span><text:span text:style-name="T3">Paper Rollenspielsystem kennen.</text:span></text:p>
      <text:p text:style-name="P2"/>
      <text:p text:style-name="P2">Spielverhalten</text:p>
      <text:p text:style-name="P3">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2"/>
      <text:p text:style-name="P2">Programmnutzung</text:p>
      <text:p text:style-name="P3">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erwartet <text:soft-page-break/>große Unterstützung vom Programm, sonst ist ihm das Leiten einfach zu viel. Je mehr Funktionen es gibt, die ihm eine Hilfestellung geben, umso besser.</text:p>
      <text:p text:style-name="P3"/>
      <text:p text:style-name="P3"/>
      <text:p text:style-name="P3"/>
      <text:p text:style-name="P6">Catharina Seel</text:p>
      <text:p text:style-name="P2">Beruf</text:p>
      <text:p text:style-name="P8">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 </text:p>
      <text:p text:style-name="P2"/>
      <text:p text:style-name="P2">Freizeit</text:p>
      <text:p text:style-name="P1"><text:span text:style-name="T1">Freizeit hat Catharina wenig,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span></text:p>
      <text:p text:style-name="P2"/>
      <text:p text:style-name="P2">Spielverhalten</text:p>
      <text:p text:style-name="P8">Catharina ist „Method Actor“ und liebt die Schauspielerei. Sie spielt gerne stets schöne Charaktere, die sich sonst aber groß voneinander unterscheiden. Zu ihren Rollenspielcharakteren hat sie ein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2"><text:soft-page-break/></text:p>
      <text:p text:style-name="P2">Programmnutzung</text:p>
      <text:p text:style-name="P8">Eigentlich würfelt Catharina gerne. Das gehört ja immerhin dazu. Aber es ist bei langen Kämpfen mit mehreren Gegnern schwierig, die Übersicht zu behalten. Lange möchte sie sich nicht damit aufhalten, damit sie sich wieder auf die anderen Spieler und deren Charaktere konzentrieren kann. Insgesamt bringt sie die lange Konzentration auf ein Programm aus dem Spiel heraus.</text:p>
      <text:p text:style-name="P3"/>
      <text:p text:style-name="P6">Sascha Bauer</text:p>
      <text:p text:style-name="P2">Beruf</text:p>
      <text:p text:style-name="P8">Sascha ist Schüler des Gymnasiums Ernst-Kalkuhl in Bad Wünnenberg. Er ist ein mäßiger Schüler und steckt in die Schule wenig Energie. Nebenher hat seine Mutter ihm Nachhilfe organisiert, doch bisher ohne großen Erfolg.</text:p>
      <text:p text:style-name="P2"/>
      <text:p text:style-name="P2">Freizeit</text:p>
      <text:p text:style-name="P8">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2"/>
      <text:p text:style-name="P2">Spielverhalten</text:p>
      <text:p text:style-name="P8">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2"/>
      <text:p text:style-name="P2"><text:soft-page-break/>Programmnutzung</text:p>
      <text:p text:style-name="P3">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3"/>
      <text:p text:style-name="P3"/>
      <text:p text:style-name="P3"/>
      <text:p text:style-name="P3"/>
      <text:p text:style-name="P3">Statistik:</text:p>
      <text:list xml:id="list676911989" text:style-name="WWNum2">
        <text:list-item>
          <text:p text:style-name="P9">Die deutsche P&amp;P-Szene umfasst nach Schätzungen etwa 350.000 Spieler.</text:p>
        </text:list-item>
        <text:list-item>
          <text:p text:style-name="P9">Das Altersspektrum reicht von 12 – 60 Jahren, wobei das Gros zwischen 15 und 28 Jahren bewegt. </text:p>
        </text:list-item>
        <text:list-item>
          <text:p text:style-name="P9">Das typische Einstiegsalter (Spieler) liegt zwischen 13 und 14.</text:p>
        </text:list-item>
        <text:list-item>
          <text:p text:style-name="P9">Der Altersdurchschnitt ist 22 Jahre.</text:p>
        </text:list-item>
        <text:list-item>
          <text:p text:style-name="P9">75% der Spieler sind Studenten oder Schüler.</text:p>
        </text:list-item>
        <text:list-item>
          <text:p text:style-name="P9">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loext:contextual-spacing="true" fo:margin="100%" fo:margin-left="1.27cm" fo:margin-right="0cm" fo:margin-top="0cm" fo:margin-bottom="0.353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name-complex="DejaVu Sans"/>
    </style:style>
    <style:style style:name="ListLabel_20_3" style:display-name="ListLabel 3"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gis</meta:initial-creator>
    <meta:editing-cycles>22</meta:editing-cycles>
    <meta:creation-date>2015-04-01T20:35:00</meta:creation-date>
    <dc:date>2015-04-06T11:35:15</dc:date>
    <meta:editing-duration>PT32M41S</meta:editing-duration>
    <meta:generator>LibreOffice/3.5$Linux_X86_64 LibreOffice_project/350m1$Build-2</meta:generator>
    <dc:creator>Britta Heymann</dc:creator>
    <meta:document-statistic meta:table-count="0" meta:image-count="0" meta:object-count="0" meta:page-count="5" meta:paragraph-count="43" meta:word-count="1078" meta:character-count="7155" meta:non-whitespace-character-count="61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